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>
            <draw:frame table:end-cell-address="Sheet1.K36" table:end-x="0.8713in" table:end-y="0.1673in" draw:z-index="0" draw:style-name="gr1" svg:width="9.7272in" svg:height="5.9807in" svg:x="0.0343in" svg:y="0.0465in">
              <draw:object draw:notify-on-update-of-ranges="Sheet1.A8:Sheet1.A77 Sheet1.B7:Sheet1.B7 Sheet1.B8:Sheet1.B77 Sheet1.C7:Sheet1.C7 Sheet1.C8:Sheet1.C77 Sheet1.D7:Sheet1.D7 Sheet1.D8:Sheet1.D7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*(cos(x*b)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a=1; b=1</text:p>
          </table:table-cell>
          <table:table-cell office:value-type="string">
            <text:p>a=2; b=1</text:p>
          </table:table-cell>
          <table:table-cell office:value-type="string">
            <text:p>a=1; b=0.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SIN(1*[.A8])*1" office:value-type="float" office:value="0.0998334166468282">
            <text:p>0.1</text:p>
          </table:table-cell>
          <table:table-cell table:formula="of:=SIN(1*[.A8])*2" office:value-type="float" office:value="0.199666833293656">
            <text:p>0.2</text:p>
          </table:table-cell>
          <table:table-cell table:formula="of:=SIN(0.5*[.A8])*1" office:value-type="float" office:value="0.0499791692706783">
            <text:p>0.0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SIN(1*[.A9])*1" office:value-type="float" office:value="0.198669330795061">
            <text:p>0.2</text:p>
          </table:table-cell>
          <table:table-cell table:formula="of:=SIN(1*[.A9])*2" office:value-type="float" office:value="0.397338661590122">
            <text:p>0.4</text:p>
          </table:table-cell>
          <table:table-cell table:formula="of:=SIN(0.5*[.A9])*1" office:value-type="float" office:value="0.0998334166468282">
            <text:p>0.1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SIN(1*[.A10])*1" office:value-type="float" office:value="0.29552020666134">
            <text:p>0.3</text:p>
          </table:table-cell>
          <table:table-cell table:formula="of:=SIN(1*[.A10])*2" office:value-type="float" office:value="0.591040413322679">
            <text:p>0.59</text:p>
          </table:table-cell>
          <table:table-cell table:formula="of:=SIN(0.5*[.A10])*1" office:value-type="float" office:value="0.149438132473599">
            <text:p>0.1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SIN(1*[.A11])*1" office:value-type="float" office:value="0.38941834230865">
            <text:p>0.39</text:p>
          </table:table-cell>
          <table:table-cell table:formula="of:=SIN(1*[.A11])*2" office:value-type="float" office:value="0.778836684617301">
            <text:p>0.78</text:p>
          </table:table-cell>
          <table:table-cell table:formula="of:=SIN(0.5*[.A11])*1" office:value-type="float" office:value="0.198669330795061">
            <text:p>0.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SIN(1*[.A12])*1" office:value-type="float" office:value="0.479425538604203">
            <text:p>0.48</text:p>
          </table:table-cell>
          <table:table-cell table:formula="of:=SIN(1*[.A12])*2" office:value-type="float" office:value="0.958851077208406">
            <text:p>0.96</text:p>
          </table:table-cell>
          <table:table-cell table:formula="of:=SIN(0.5*[.A12])*1" office:value-type="float" office:value="0.247403959254523">
            <text:p>0.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SIN(1*[.A13])*1" office:value-type="float" office:value="0.564642473395035">
            <text:p>0.56</text:p>
          </table:table-cell>
          <table:table-cell table:formula="of:=SIN(1*[.A13])*2" office:value-type="float" office:value="1.12928494679007">
            <text:p>1.13</text:p>
          </table:table-cell>
          <table:table-cell table:formula="of:=SIN(0.5*[.A13])*1" office:value-type="float" office:value="0.29552020666134">
            <text:p>0.3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SIN(1*[.A14])*1" office:value-type="float" office:value="0.644217687237691">
            <text:p>0.64</text:p>
          </table:table-cell>
          <table:table-cell table:formula="of:=SIN(1*[.A14])*2" office:value-type="float" office:value="1.28843537447538">
            <text:p>1.29</text:p>
          </table:table-cell>
          <table:table-cell table:formula="of:=SIN(0.5*[.A14])*1" office:value-type="float" office:value="0.342897807455451">
            <text:p>0.3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SIN(1*[.A15])*1" office:value-type="float" office:value="0.717356090899523">
            <text:p>0.72</text:p>
          </table:table-cell>
          <table:table-cell table:formula="of:=SIN(1*[.A15])*2" office:value-type="float" office:value="1.43471218179905">
            <text:p>1.43</text:p>
          </table:table-cell>
          <table:table-cell table:formula="of:=SIN(0.5*[.A15])*1" office:value-type="float" office:value="0.38941834230865">
            <text:p>0.3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SIN(1*[.A16])*1" office:value-type="float" office:value="0.783326909627483">
            <text:p>0.78</text:p>
          </table:table-cell>
          <table:table-cell table:formula="of:=SIN(1*[.A16])*2" office:value-type="float" office:value="1.56665381925497">
            <text:p>1.57</text:p>
          </table:table-cell>
          <table:table-cell table:formula="of:=SIN(0.5*[.A16])*1" office:value-type="float" office:value="0.43496553411123">
            <text:p>0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1*[.A17])*1" office:value-type="float" office:value="0.841470984807896">
            <text:p>0.84</text:p>
          </table:table-cell>
          <table:table-cell table:formula="of:=SIN(1*[.A17])*2" office:value-type="float" office:value="1.68294196961579">
            <text:p>1.68</text:p>
          </table:table-cell>
          <table:table-cell table:formula="of:=SIN(0.5*[.A17])*1" office:value-type="float" office:value="0.479425538604203">
            <text:p>0.4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SIN(1*[.A18])*1" office:value-type="float" office:value="0.891207360061435">
            <text:p>0.89</text:p>
          </table:table-cell>
          <table:table-cell table:formula="of:=SIN(1*[.A18])*2" office:value-type="float" office:value="1.78241472012287">
            <text:p>1.78</text:p>
          </table:table-cell>
          <table:table-cell table:formula="of:=SIN(0.5*[.A18])*1" office:value-type="float" office:value="0.522687228930659">
            <text:p>0.52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SIN(1*[.A19])*1" office:value-type="float" office:value="0.932039085967226">
            <text:p>0.93</text:p>
          </table:table-cell>
          <table:table-cell table:formula="of:=SIN(1*[.A19])*2" office:value-type="float" office:value="1.86407817193445">
            <text:p>1.86</text:p>
          </table:table-cell>
          <table:table-cell table:formula="of:=SIN(0.5*[.A19])*1" office:value-type="float" office:value="0.564642473395035">
            <text:p>0.56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SIN(1*[.A20])*1" office:value-type="float" office:value="0.963558185417193">
            <text:p>0.96</text:p>
          </table:table-cell>
          <table:table-cell table:formula="of:=SIN(1*[.A20])*2" office:value-type="float" office:value="1.92711637083439">
            <text:p>1.93</text:p>
          </table:table-cell>
          <table:table-cell table:formula="of:=SIN(0.5*[.A20])*1" office:value-type="float" office:value="0.60518640573604">
            <text:p>0.6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SIN(1*[.A21])*1" office:value-type="float" office:value="0.98544972998846">
            <text:p>0.99</text:p>
          </table:table-cell>
          <table:table-cell table:formula="of:=SIN(1*[.A21])*2" office:value-type="float" office:value="1.97089945997692">
            <text:p>1.97</text:p>
          </table:table-cell>
          <table:table-cell table:formula="of:=SIN(0.5*[.A21])*1" office:value-type="float" office:value="0.644217687237691">
            <text:p>0.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SIN(1*[.A22])*1" office:value-type="float" office:value="0.997494986604055">
            <text:p>1</text:p>
          </table:table-cell>
          <table:table-cell table:formula="of:=SIN(1*[.A22])*2" office:value-type="float" office:value="1.99498997320811">
            <text:p>1.99</text:p>
          </table:table-cell>
          <table:table-cell table:formula="of:=SIN(0.5*[.A22])*1" office:value-type="float" office:value="0.681638760023334">
            <text:p>0.68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SIN(1*[.A23])*1" office:value-type="float" office:value="0.999573603041505">
            <text:p>1</text:p>
          </table:table-cell>
          <table:table-cell table:formula="of:=SIN(1*[.A23])*2" office:value-type="float" office:value="1.99914720608301">
            <text:p>2</text:p>
          </table:table-cell>
          <table:table-cell table:formula="of:=SIN(0.5*[.A23])*1" office:value-type="float" office:value="0.717356090899523">
            <text:p>0.72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SIN(1*[.A24])*1" office:value-type="float" office:value="0.991664810452468">
            <text:p>0.99</text:p>
          </table:table-cell>
          <table:table-cell table:formula="of:=SIN(1*[.A24])*2" office:value-type="float" office:value="1.98332962090494">
            <text:p>1.98</text:p>
          </table:table-cell>
          <table:table-cell table:formula="of:=SIN(0.5*[.A24])*1" office:value-type="float" office:value="0.751280405140293">
            <text:p>0.7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SIN(1*[.A25])*1" office:value-type="float" office:value="0.973847630878195">
            <text:p>0.97</text:p>
          </table:table-cell>
          <table:table-cell table:formula="of:=SIN(1*[.A25])*2" office:value-type="float" office:value="1.94769526175639">
            <text:p>1.95</text:p>
          </table:table-cell>
          <table:table-cell table:formula="of:=SIN(0.5*[.A25])*1" office:value-type="float" office:value="0.783326909627483">
            <text:p>0.78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SIN(1*[.A26])*1" office:value-type="float" office:value="0.946300087687414">
            <text:p>0.95</text:p>
          </table:table-cell>
          <table:table-cell table:formula="of:=SIN(1*[.A26])*2" office:value-type="float" office:value="1.89260017537483">
            <text:p>1.89</text:p>
          </table:table-cell>
          <table:table-cell table:formula="of:=SIN(0.5*[.A26])*1" office:value-type="float" office:value="0.813415504789374">
            <text:p>0.8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1*[.A27])*1" office:value-type="float" office:value="0.909297426825682">
            <text:p>0.91</text:p>
          </table:table-cell>
          <table:table-cell table:formula="of:=SIN(1*[.A27])*2" office:value-type="float" office:value="1.81859485365136">
            <text:p>1.82</text:p>
          </table:table-cell>
          <table:table-cell table:formula="of:=SIN(0.5*[.A27])*1" office:value-type="float" office:value="0.841470984807896">
            <text:p>0.84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SIN(1*[.A28])*1" office:value-type="float" office:value="0.863209366648874">
            <text:p>0.86</text:p>
          </table:table-cell>
          <table:table-cell table:formula="of:=SIN(1*[.A28])*2" office:value-type="float" office:value="1.72641873329775">
            <text:p>1.73</text:p>
          </table:table-cell>
          <table:table-cell table:formula="of:=SIN(0.5*[.A28])*1" office:value-type="float" office:value="0.867423225594017">
            <text:p>0.8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SIN(1*[.A29])*1" office:value-type="float" office:value="0.80849640381959">
            <text:p>0.81</text:p>
          </table:table-cell>
          <table:table-cell table:formula="of:=SIN(1*[.A29])*2" office:value-type="float" office:value="1.61699280763918">
            <text:p>1.62</text:p>
          </table:table-cell>
          <table:table-cell table:formula="of:=SIN(0.5*[.A29])*1" office:value-type="float" office:value="0.891207360061435">
            <text:p>0.89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SIN(1*[.A30])*1" office:value-type="float" office:value="0.74570521217672">
            <text:p>0.75</text:p>
          </table:table-cell>
          <table:table-cell table:formula="of:=SIN(1*[.A30])*2" office:value-type="float" office:value="1.49141042435344">
            <text:p>1.49</text:p>
          </table:table-cell>
          <table:table-cell table:formula="of:=SIN(0.5*[.A30])*1" office:value-type="float" office:value="0.912763940260521">
            <text:p>0.91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SIN(1*[.A31])*1" office:value-type="float" office:value="0.675463180551151">
            <text:p>0.68</text:p>
          </table:table-cell>
          <table:table-cell table:formula="of:=SIN(1*[.A31])*2" office:value-type="float" office:value="1.3509263611023">
            <text:p>1.35</text:p>
          </table:table-cell>
          <table:table-cell table:formula="of:=SIN(0.5*[.A31])*1" office:value-type="float" office:value="0.932039085967226">
            <text:p>0.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SIN(1*[.A32])*1" office:value-type="float" office:value="0.598472144103957">
            <text:p>0.6</text:p>
          </table:table-cell>
          <table:table-cell table:formula="of:=SIN(1*[.A32])*2" office:value-type="float" office:value="1.19694428820791">
            <text:p>1.2</text:p>
          </table:table-cell>
          <table:table-cell table:formula="of:=SIN(0.5*[.A32])*1" office:value-type="float" office:value="0.948984619355586">
            <text:p>0.9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SIN(1*[.A33])*1" office:value-type="float" office:value="0.515501371821464">
            <text:p>0.52</text:p>
          </table:table-cell>
          <table:table-cell table:formula="of:=SIN(1*[.A33])*2" office:value-type="float" office:value="1.03100274364293">
            <text:p>1.03</text:p>
          </table:table-cell>
          <table:table-cell table:formula="of:=SIN(0.5*[.A33])*1" office:value-type="float" office:value="0.963558185417193">
            <text:p>0.9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SIN(1*[.A34])*1" office:value-type="float" office:value="0.42737988023383">
            <text:p>0.43</text:p>
          </table:table-cell>
          <table:table-cell table:formula="of:=SIN(1*[.A34])*2" office:value-type="float" office:value="0.85475976046766">
            <text:p>0.85</text:p>
          </table:table-cell>
          <table:table-cell table:formula="of:=SIN(0.5*[.A34])*1" office:value-type="float" office:value="0.975723357826659">
            <text:p>0.98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SIN(1*[.A35])*1" office:value-type="float" office:value="0.334988150155905">
            <text:p>0.33</text:p>
          </table:table-cell>
          <table:table-cell table:formula="of:=SIN(1*[.A35])*2" office:value-type="float" office:value="0.66997630031181">
            <text:p>0.67</text:p>
          </table:table-cell>
          <table:table-cell table:formula="of:=SIN(0.5*[.A35])*1" office:value-type="float" office:value="0.98544972998846">
            <text:p>0.9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SIN(1*[.A36])*1" office:value-type="float" office:value="0.239249329213982">
            <text:p>0.24</text:p>
          </table:table-cell>
          <table:table-cell table:formula="of:=SIN(1*[.A36])*2" office:value-type="float" office:value="0.478498658427965">
            <text:p>0.48</text:p>
          </table:table-cell>
          <table:table-cell table:formula="of:=SIN(0.5*[.A36])*1" office:value-type="float" office:value="0.992712991037588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1*[.A37])*1" office:value-type="float" office:value="0.141120008059867">
            <text:p>0.14</text:p>
          </table:table-cell>
          <table:table-cell table:formula="of:=SIN(1*[.A37])*2" office:value-type="float" office:value="0.282240016119734">
            <text:p>0.28</text:p>
          </table:table-cell>
          <table:table-cell table:formula="of:=SIN(0.5*[.A37])*1" office:value-type="float" office:value="0.997494986604055">
            <text:p>1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SIN(1*[.A38])*1" office:value-type="float" office:value="0.0415806624332905">
            <text:p>0.04</text:p>
          </table:table-cell>
          <table:table-cell table:formula="of:=SIN(1*[.A38])*2" office:value-type="float" office:value="0.083161324866581">
            <text:p>0.08</text:p>
          </table:table-cell>
          <table:table-cell table:formula="of:=SIN(0.5*[.A38])*1" office:value-type="float" office:value="0.999783764189357">
            <text:p>1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SIN(1*[.A39])*1" office:value-type="float" office:value="-0.0583741434275801">
            <text:p>-0.06</text:p>
          </table:table-cell>
          <table:table-cell table:formula="of:=SIN(1*[.A39])*2" office:value-type="float" office:value="-0.11674828685516">
            <text:p>-0.12</text:p>
          </table:table-cell>
          <table:table-cell table:formula="of:=SIN(0.5*[.A39])*1" office:value-type="float" office:value="0.999573603041505">
            <text:p>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SIN(1*[.A40])*1" office:value-type="float" office:value="-0.157745694143248">
            <text:p>-0.16</text:p>
          </table:table-cell>
          <table:table-cell table:formula="of:=SIN(1*[.A40])*2" office:value-type="float" office:value="-0.315491388286496">
            <text:p>-0.32</text:p>
          </table:table-cell>
          <table:table-cell table:formula="of:=SIN(0.5*[.A40])*1" office:value-type="float" office:value="0.996865028453919">
            <text:p>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SIN(1*[.A41])*1" office:value-type="float" office:value="-0.255541102026831">
            <text:p>-0.26</text:p>
          </table:table-cell>
          <table:table-cell table:formula="of:=SIN(1*[.A41])*2" office:value-type="float" office:value="-0.511082204053662">
            <text:p>-0.51</text:p>
          </table:table-cell>
          <table:table-cell table:formula="of:=SIN(0.5*[.A41])*1" office:value-type="float" office:value="0.991664810452468">
            <text:p>0.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SIN(1*[.A42])*1" office:value-type="float" office:value="-0.35078322768962">
            <text:p>-0.35</text:p>
          </table:table-cell>
          <table:table-cell table:formula="of:=SIN(1*[.A42])*2" office:value-type="float" office:value="-0.70156645537924">
            <text:p>-0.7</text:p>
          </table:table-cell>
          <table:table-cell table:formula="of:=SIN(0.5*[.A42])*1" office:value-type="float" office:value="0.983985946873937">
            <text:p>0.98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SIN(1*[.A43])*1" office:value-type="float" office:value="-0.442520443294852">
            <text:p>-0.44</text:p>
          </table:table-cell>
          <table:table-cell table:formula="of:=SIN(1*[.A43])*2" office:value-type="float" office:value="-0.885040886589705">
            <text:p>-0.89</text:p>
          </table:table-cell>
          <table:table-cell table:formula="of:=SIN(0.5*[.A43])*1" office:value-type="float" office:value="0.973847630878195">
            <text:p>0.97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SIN(1*[.A44])*1" office:value-type="float" office:value="-0.529836140908493">
            <text:p>-0.53</text:p>
          </table:table-cell>
          <table:table-cell table:formula="of:=SIN(1*[.A44])*2" office:value-type="float" office:value="-1.05967228181699">
            <text:p>-1.06</text:p>
          </table:table-cell>
          <table:table-cell table:formula="of:=SIN(0.5*[.A44])*1" office:value-type="float" office:value="0.9612752029753">
            <text:p>0.9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SIN(1*[.A45])*1" office:value-type="float" office:value="-0.611857890942719">
            <text:p>-0.61</text:p>
          </table:table-cell>
          <table:table-cell table:formula="of:=SIN(1*[.A45])*2" office:value-type="float" office:value="-1.22371578188544">
            <text:p>-1.22</text:p>
          </table:table-cell>
          <table:table-cell table:formula="of:=SIN(0.5*[.A45])*1" office:value-type="float" office:value="0.946300087687414">
            <text:p>0.9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SIN(1*[.A46])*1" office:value-type="float" office:value="-0.687766159183974">
            <text:p>-0.69</text:p>
          </table:table-cell>
          <table:table-cell table:formula="of:=SIN(1*[.A46])*2" office:value-type="float" office:value="-1.37553231836795">
            <text:p>-1.38</text:p>
          </table:table-cell>
          <table:table-cell table:formula="of:=SIN(0.5*[.A46])*1" office:value-type="float" office:value="0.928959715003869">
            <text:p>0.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1*[.A47])*1" office:value-type="float" office:value="-0.756802495307928">
            <text:p>-0.76</text:p>
          </table:table-cell>
          <table:table-cell table:formula="of:=SIN(1*[.A47])*2" office:value-type="float" office:value="-1.51360499061586">
            <text:p>-1.51</text:p>
          </table:table-cell>
          <table:table-cell table:formula="of:=SIN(0.5*[.A47])*1" office:value-type="float" office:value="0.909297426825682">
            <text:p>0.91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SIN(1*[.A48])*1" office:value-type="float" office:value="-0.81827711106441">
            <text:p>-0.82</text:p>
          </table:table-cell>
          <table:table-cell table:formula="of:=SIN(1*[.A48])*2" office:value-type="float" office:value="-1.63655422212882">
            <text:p>-1.64</text:p>
          </table:table-cell>
          <table:table-cell table:formula="of:=SIN(0.5*[.A48])*1" office:value-type="float" office:value="0.887362368633375">
            <text:p>0.89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SIN(1*[.A49])*1" office:value-type="float" office:value="-0.871575772413588">
            <text:p>-0.87</text:p>
          </table:table-cell>
          <table:table-cell table:formula="of:=SIN(1*[.A49])*2" office:value-type="float" office:value="-1.74315154482718">
            <text:p>-1.74</text:p>
          </table:table-cell>
          <table:table-cell table:formula="of:=SIN(0.5*[.A49])*1" office:value-type="float" office:value="0.863209366648874">
            <text:p>0.86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SIN(1*[.A50])*1" office:value-type="float" office:value="-0.916165936749455">
            <text:p>-0.92</text:p>
          </table:table-cell>
          <table:table-cell table:formula="of:=SIN(1*[.A50])*2" office:value-type="float" office:value="-1.83233187349891">
            <text:p>-1.83</text:p>
          </table:table-cell>
          <table:table-cell table:formula="of:=SIN(0.5*[.A50])*1" office:value-type="float" office:value="0.836898790798498">
            <text:p>0.8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SIN(1*[.A51])*1" office:value-type="float" office:value="-0.951602073889516">
            <text:p>-0.95</text:p>
          </table:table-cell>
          <table:table-cell table:formula="of:=SIN(1*[.A51])*2" office:value-type="float" office:value="-1.90320414777903">
            <text:p>-1.9</text:p>
          </table:table-cell>
          <table:table-cell table:formula="of:=SIN(0.5*[.A51])*1" office:value-type="float" office:value="0.80849640381959">
            <text:p>0.8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SIN(1*[.A52])*1" office:value-type="float" office:value="-0.977530117665097">
            <text:p>-0.98</text:p>
          </table:table-cell>
          <table:table-cell table:formula="of:=SIN(1*[.A52])*2" office:value-type="float" office:value="-1.95506023533019">
            <text:p>-1.96</text:p>
          </table:table-cell>
          <table:table-cell table:formula="of:=SIN(0.5*[.A52])*1" office:value-type="float" office:value="0.778073196887921">
            <text:p>0.78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SIN(1*[.A53])*1" office:value-type="float" office:value="-0.993691003633464">
            <text:p>-0.99</text:p>
          </table:table-cell>
          <table:table-cell table:formula="of:=SIN(1*[.A53])*2" office:value-type="float" office:value="-1.98738200726693">
            <text:p>-1.99</text:p>
          </table:table-cell>
          <table:table-cell table:formula="of:=SIN(0.5*[.A53])*1" office:value-type="float" office:value="0.74570521217672">
            <text:p>0.75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SIN(1*[.A54])*1" office:value-type="float" office:value="-0.999923257564101">
            <text:p>-1</text:p>
          </table:table-cell>
          <table:table-cell table:formula="of:=SIN(1*[.A54])*2" office:value-type="float" office:value="-1.9998465151282">
            <text:p>-2</text:p>
          </table:table-cell>
          <table:table-cell table:formula="of:=SIN(0.5*[.A54])*1" office:value-type="float" office:value="0.711473352790844">
            <text:p>0.71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SIN(1*[.A55])*1" office:value-type="float" office:value="-0.996164608835841">
            <text:p>-1</text:p>
          </table:table-cell>
          <table:table-cell table:formula="of:=SIN(1*[.A55])*2" office:value-type="float" office:value="-1.99232921767168">
            <text:p>-1.99</text:p>
          </table:table-cell>
          <table:table-cell table:formula="of:=SIN(0.5*[.A55])*1" office:value-type="float" office:value="0.675463180551151">
            <text:p>0.6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SIN(1*[.A56])*1" office:value-type="float" office:value="-0.982452612624332">
            <text:p>-0.98</text:p>
          </table:table-cell>
          <table:table-cell table:formula="of:=SIN(1*[.A56])*2" office:value-type="float" office:value="-1.96490522524867">
            <text:p>-1.96</text:p>
          </table:table-cell>
          <table:table-cell table:formula="of:=SIN(0.5*[.A56])*1" office:value-type="float" office:value="0.637764702134504">
            <text:p>0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1*[.A57])*1" office:value-type="float" office:value="-0.958924274663139">
            <text:p>-0.96</text:p>
          </table:table-cell>
          <table:table-cell table:formula="of:=SIN(1*[.A57])*2" office:value-type="float" office:value="-1.91784854932628">
            <text:p>-1.92</text:p>
          </table:table-cell>
          <table:table-cell table:formula="of:=SIN(0.5*[.A57])*1" office:value-type="float" office:value="0.598472144103957">
            <text:p>0.6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SIN(1*[.A58])*1" office:value-type="float" office:value="-0.925814682327732">
            <text:p>-0.93</text:p>
          </table:table-cell>
          <table:table-cell table:formula="of:=SIN(1*[.A58])*2" office:value-type="float" office:value="-1.85162936465547">
            <text:p>-1.85</text:p>
          </table:table-cell>
          <table:table-cell table:formula="of:=SIN(0.5*[.A58])*1" office:value-type="float" office:value="0.557683717391417">
            <text:p>0.5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SIN(1*[.A59])*1" office:value-type="float" office:value="-0.883454655720153">
            <text:p>-0.88</text:p>
          </table:table-cell>
          <table:table-cell table:formula="of:=SIN(1*[.A59])*2" office:value-type="float" office:value="-1.76690931144031">
            <text:p>-1.77</text:p>
          </table:table-cell>
          <table:table-cell table:formula="of:=SIN(0.5*[.A59])*1" office:value-type="float" office:value="0.515501371821464">
            <text:p>0.52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SIN(1*[.A60])*1" office:value-type="float" office:value="-0.832267442223901">
            <text:p>-0.83</text:p>
          </table:table-cell>
          <table:table-cell table:formula="of:=SIN(1*[.A60])*2" office:value-type="float" office:value="-1.6645348844478">
            <text:p>-1.66</text:p>
          </table:table-cell>
          <table:table-cell table:formula="of:=SIN(0.5*[.A60])*1" office:value-type="float" office:value="0.472030541289883">
            <text:p>0.4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SIN(1*[.A61])*1" office:value-type="float" office:value="-0.772764487555987">
            <text:p>-0.77</text:p>
          </table:table-cell>
          <table:table-cell table:formula="of:=SIN(1*[.A61])*2" office:value-type="float" office:value="-1.54552897511197">
            <text:p>-1.55</text:p>
          </table:table-cell>
          <table:table-cell table:formula="of:=SIN(0.5*[.A61])*1" office:value-type="float" office:value="0.42737988023383">
            <text:p>0.4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SIN(1*[.A62])*1" office:value-type="float" office:value="-0.705540325570392">
            <text:p>-0.71</text:p>
          </table:table-cell>
          <table:table-cell table:formula="of:=SIN(1*[.A62])*2" office:value-type="float" office:value="-1.41108065114078">
            <text:p>-1.41</text:p>
          </table:table-cell>
          <table:table-cell table:formula="of:=SIN(0.5*[.A62])*1" office:value-type="float" office:value="0.381660992052332">
            <text:p>0.3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SIN(1*[.A63])*1" office:value-type="float" office:value="-0.631266637872322">
            <text:p>-0.63</text:p>
          </table:table-cell>
          <table:table-cell table:formula="of:=SIN(1*[.A63])*2" office:value-type="float" office:value="-1.26253327574464">
            <text:p>-1.26</text:p>
          </table:table-cell>
          <table:table-cell table:formula="of:=SIN(0.5*[.A63])*1" office:value-type="float" office:value="0.334988150155905">
            <text:p>0.33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SIN(1*[.A64])*1" office:value-type="float" office:value="-0.550685542597638">
            <text:p>-0.55</text:p>
          </table:table-cell>
          <table:table-cell table:formula="of:=SIN(1*[.A64])*2" office:value-type="float" office:value="-1.10137108519528">
            <text:p>-1.1</text:p>
          </table:table-cell>
          <table:table-cell table:formula="of:=SIN(0.5*[.A64])*1" office:value-type="float" office:value="0.287478012342544">
            <text:p>0.29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SIN(1*[.A65])*1" office:value-type="float" office:value="-0.464602179413757">
            <text:p>-0.46</text:p>
          </table:table-cell>
          <table:table-cell table:formula="of:=SIN(1*[.A65])*2" office:value-type="float" office:value="-0.929204358827515">
            <text:p>-0.93</text:p>
          </table:table-cell>
          <table:table-cell table:formula="of:=SIN(0.5*[.A65])*1" office:value-type="float" office:value="0.239249329213982">
            <text:p>0.24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SIN(1*[.A66])*1" office:value-type="float" office:value="-0.373876664830236">
            <text:p>-0.37</text:p>
          </table:table-cell>
          <table:table-cell table:formula="of:=SIN(1*[.A66])*2" office:value-type="float" office:value="-0.747753329660472">
            <text:p>-0.75</text:p>
          </table:table-cell>
          <table:table-cell table:formula="of:=SIN(0.5*[.A66])*1" office:value-type="float" office:value="0.190422647361027">
            <text:p>0.1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1*[.A67])*1" office:value-type="float" office:value="-0.279415498198926">
            <text:p>-0.28</text:p>
          </table:table-cell>
          <table:table-cell table:formula="of:=SIN(1*[.A67])*2" office:value-type="float" office:value="-0.558830996397852">
            <text:p>-0.56</text:p>
          </table:table-cell>
          <table:table-cell table:formula="of:=SIN(0.5*[.A67])*1" office:value-type="float" office:value="0.141120008059867">
            <text:p>0.14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SIN(1*[.A68])*1" office:value-type="float" office:value="-0.182162504272096">
            <text:p>-0.18</text:p>
          </table:table-cell>
          <table:table-cell table:formula="of:=SIN(1*[.A68])*2" office:value-type="float" office:value="-0.364325008544192">
            <text:p>-0.36</text:p>
          </table:table-cell>
          <table:table-cell table:formula="of:=SIN(0.5*[.A68])*1" office:value-type="float" office:value="0.0914646422324372">
            <text:p>0.09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SIN(1*[.A69])*1" office:value-type="float" office:value="-0.0830894028174964">
            <text:p>-0.08</text:p>
          </table:table-cell>
          <table:table-cell table:formula="of:=SIN(1*[.A69])*2" office:value-type="float" office:value="-0.166178805634993">
            <text:p>-0.17</text:p>
          </table:table-cell>
          <table:table-cell table:formula="of:=SIN(0.5*[.A69])*1" office:value-type="float" office:value="0.0415806624332905">
            <text:p>0.04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SIN(1*[.A70])*1" office:value-type="float" office:value="0.0168139004843497">
            <text:p>0.02</text:p>
          </table:table-cell>
          <table:table-cell table:formula="of:=SIN(1*[.A70])*2" office:value-type="float" office:value="0.0336278009686994">
            <text:p>0.03</text:p>
          </table:table-cell>
          <table:table-cell table:formula="of:=SIN(0.5*[.A70])*1" office:value-type="float" office:value="-0.00840724736714862">
            <text:p>-0.01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SIN(1*[.A71])*1" office:value-type="float" office:value="0.116549204850494">
            <text:p>0.12</text:p>
          </table:table-cell>
          <table:table-cell table:formula="of:=SIN(1*[.A71])*2" office:value-type="float" office:value="0.233098409700987">
            <text:p>0.23</text:p>
          </table:table-cell>
          <table:table-cell table:formula="of:=SIN(0.5*[.A71])*1" office:value-type="float" office:value="-0.0583741434275801">
            <text:p>-0.0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SIN(1*[.A72])*1" office:value-type="float" office:value="0.215119988087815">
            <text:p>0.22</text:p>
          </table:table-cell>
          <table:table-cell table:formula="of:=SIN(1*[.A72])*2" office:value-type="float" office:value="0.430239976175631">
            <text:p>0.43</text:p>
          </table:table-cell>
          <table:table-cell table:formula="of:=SIN(0.5*[.A72])*1" office:value-type="float" office:value="-0.108195134530108">
            <text:p>-0.11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SIN(1*[.A73])*1" office:value-type="float" office:value="0.311541363513378">
            <text:p>0.31</text:p>
          </table:table-cell>
          <table:table-cell table:formula="of:=SIN(1*[.A73])*2" office:value-type="float" office:value="0.623082727026756">
            <text:p>0.62</text:p>
          </table:table-cell>
          <table:table-cell table:formula="of:=SIN(0.5*[.A73])*1" office:value-type="float" office:value="-0.157745694143248">
            <text:p>-0.16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SIN(1*[.A74])*1" office:value-type="float" office:value="0.404849920616598">
            <text:p>0.4</text:p>
          </table:table-cell>
          <table:table-cell table:formula="of:=SIN(1*[.A74])*2" office:value-type="float" office:value="0.809699841233197">
            <text:p>0.81</text:p>
          </table:table-cell>
          <table:table-cell table:formula="of:=SIN(0.5*[.A74])*1" office:value-type="float" office:value="-0.2069019716734">
            <text:p>-0.2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SIN(1*[.A75])*1" office:value-type="float" office:value="0.494113351138608">
            <text:p>0.49</text:p>
          </table:table-cell>
          <table:table-cell table:formula="of:=SIN(1*[.A75])*2" office:value-type="float" office:value="0.988226702277216">
            <text:p>0.99</text:p>
          </table:table-cell>
          <table:table-cell table:formula="of:=SIN(0.5*[.A75])*1" office:value-type="float" office:value="-0.255541102026831">
            <text:p>-0.26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SIN(1*[.A76])*1" office:value-type="float" office:value="0.5784397643882">
            <text:p>0.58</text:p>
          </table:table-cell>
          <table:table-cell table:formula="of:=SIN(1*[.A76])*2" office:value-type="float" office:value="1.1568795287764">
            <text:p>1.16</text:p>
          </table:table-cell>
          <table:table-cell table:formula="of:=SIN(0.5*[.A76])*1" office:value-type="float" office:value="-0.303541512708429">
            <text:p>-0.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1*[.A77])*1" office:value-type="float" office:value="0.656986598718789">
            <text:p>0.66</text:p>
          </table:table-cell>
          <table:table-cell table:formula="of:=SIN(1*[.A77])*2" office:value-type="float" office:value="1.31397319743758">
            <text:p>1.31</text:p>
          </table:table-cell>
          <table:table-cell table:formula="of:=SIN(0.5*[.A77])*1" office:value-type="float" office:value="-0.35078322768962">
            <text:p>-0.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11/23/2008</text:date>, <text:time>16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4T15:49:47</meta:creation-date>
    <dc:date>2008-11-23T16:16:56</dc:date>
    <meta:editing-duration>PT00H02M37S</meta:editing-duration>
    <meta:editing-cycles>2</meta:editing-cycles>
    <meta:generator>OpenOffice.org/3.0$Linux OpenOffice.org_project/300m9$Build-9358</meta:generator>
    <meta:print-date>2008-11-23T16:15:43</meta:print-date>
    <meta:document-statistic meta:table-count="3" meta:cell-count="28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2411632537842pt" style:font-size-asian="11.2411632537842pt" style:font-size-complex="11.2411632537842pt"/>
    </style:style>
    <style:style style:name="ch3" style:family="chart">
      <style:graphic-properties draw:stroke="none" svg:stroke-color="#b3b3b3" draw:fill="none" draw:fill-color="#e6e6e6"/>
      <style:text-properties fo:font-size="6.91763925552368pt" style:font-size-asian="6.91763925552368pt" style:font-size-complex="6.9176392555236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4.708cm" svg:height="15.192cm" chart:class="chart:line" chart:style-name="ch1">
        <chart:title svg:x="10.918cm" svg:y="0.304cm" chart:style-name="ch2">
          <text:p>a*(cos(x*b))</text:p>
        </chart:title>
        <chart:legend chart:legend-position="end" svg:x="21.857cm" svg:y="7.027cm" chart:style-name="ch3"/>
        <chart:plot-area chart:style-name="ch4" table:cell-range-address="Sheet1.A7:Sheet1.D77" chart:data-source-has-labels="both" svg:x="0.493cm" svg:y="1.042cm" svg:width="20.87cm" svg:height="13.542cm">
          <chart:axis chart:dimension="x" chart:name="primary-x" chart:style-name="ch5">
            <chart:categories table:cell-range-address="Sheet1.A8:Sheet1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77" chart:label-cell-address="Sheet1.B7:Sheet1.B7" chart:class="chart:line">
            <chart:data-point chart:repeated="70"/>
          </chart:series>
          <chart:series chart:style-name="ch8" chart:values-cell-range-address="Sheet1.C8:Sheet1.C77" chart:label-cell-address="Sheet1.C7:Sheet1.C7" chart:class="chart:line">
            <chart:data-point chart:repeated="70"/>
          </chart:series>
          <chart:series chart:style-name="ch9" chart:values-cell-range-address="Sheet1.D8:Sheet1.D77" chart:label-cell-address="Sheet1.D7:Sheet1.D7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B7">a=1; b=1</text:p>
              </table:table-cell>
              <table:table-cell office:value-type="string">
                <text:p text:id="Sheet1.C7:Sheet1.C7">a=2; b=1</text:p>
              </table:table-cell>
              <table:table-cell office:value-type="string">
                <text:p text:id="Sheet1.D7:Sheet1.D7">a=1; b=0.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77">0.1</text:p>
              </table:table-cell>
              <table:table-cell office:value-type="float" office:value="0.0998334166468282">
                <text:p text:id="Sheet1.B8:Sheet1.B77">0.0998334166468282</text:p>
              </table:table-cell>
              <table:table-cell office:value-type="float" office:value="0.199666833293656">
                <text:p text:id="Sheet1.C8:Sheet1.C77">0.199666833293656</text:p>
              </table:table-cell>
              <table:table-cell office:value-type="float" office:value="0.0499791692706783">
                <text:p text:id="Sheet1.D8:Sheet1.D77">0.049979169270678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397338661590122">
                <text:p>0.397338661590122</text:p>
              </table:table-cell>
              <table:table-cell office:value-type="float" office:value="0.0998334166468282">
                <text:p>0.099833416646828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591040413322679">
                <text:p>0.591040413322679</text:p>
              </table:table-cell>
              <table:table-cell office:value-type="float" office:value="0.149438132473599">
                <text:p>0.14943813247359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778836684617301">
                <text:p>0.778836684617301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958851077208406">
                <text:p>0.958851077208406</text:p>
              </table:table-cell>
              <table:table-cell office:value-type="float" office:value="0.247403959254523">
                <text:p>0.247403959254523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1.12928494679007">
                <text:p>1.12928494679007</text:p>
              </table:table-cell>
              <table:table-cell office:value-type="float" office:value="0.29552020666134">
                <text:p>0.2955202066613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1.28843537447538">
                <text:p>1.28843537447538</text:p>
              </table:table-cell>
              <table:table-cell office:value-type="float" office:value="0.342897807455451">
                <text:p>0.3428978074554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1.43471218179905">
                <text:p>1.43471218179905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1.56665381925497">
                <text:p>1.56665381925497</text:p>
              </table:table-cell>
              <table:table-cell office:value-type="float" office:value="0.43496553411123">
                <text:p>0.4349655341112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1.68294196961579">
                <text:p>1.68294196961579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1.78241472012287">
                <text:p>1.78241472012287</text:p>
              </table:table-cell>
              <table:table-cell office:value-type="float" office:value="0.522687228930659">
                <text:p>0.52268722893065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1.86407817193445">
                <text:p>1.86407817193445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1.92711637083439">
                <text:p>1.92711637083439</text:p>
              </table:table-cell>
              <table:table-cell office:value-type="float" office:value="0.60518640573604">
                <text:p>0.6051864057360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1.97089945997692">
                <text:p>1.97089945997692</text:p>
              </table:table-cell>
              <table:table-cell office:value-type="float" office:value="0.644217687237691">
                <text:p>0.6442176872376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1.99498997320811">
                <text:p>1.99498997320811</text:p>
              </table:table-cell>
              <table:table-cell office:value-type="float" office:value="0.681638760023334">
                <text:p>0.681638760023334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1.99914720608301">
                <text:p>1.99914720608301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1.98332962090494">
                <text:p>1.98332962090494</text:p>
              </table:table-cell>
              <table:table-cell office:value-type="float" office:value="0.751280405140293">
                <text:p>0.751280405140293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1.94769526175639">
                <text:p>1.94769526175639</text:p>
              </table:table-cell>
              <table:table-cell office:value-type="float" office:value="0.783326909627483">
                <text:p>0.78332690962748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1.89260017537483">
                <text:p>1.89260017537483</text:p>
              </table:table-cell>
              <table:table-cell office:value-type="float" office:value="0.813415504789374">
                <text:p>0.813415504789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1.81859485365136">
                <text:p>1.81859485365136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1.72641873329775">
                <text:p>1.72641873329775</text:p>
              </table:table-cell>
              <table:table-cell office:value-type="float" office:value="0.867423225594017">
                <text:p>0.867423225594017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1.61699280763918">
                <text:p>1.61699280763918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1.49141042435344">
                <text:p>1.49141042435344</text:p>
              </table:table-cell>
              <table:table-cell office:value-type="float" office:value="0.912763940260521">
                <text:p>0.912763940260521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1.3509263611023">
                <text:p>1.3509263611023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0.598472144103957">
                <text:p>0.598472144103957</text:p>
              </table:table-cell>
              <table:table-cell office:value-type="float" office:value="1.19694428820791">
                <text:p>1.19694428820791</text:p>
              </table:table-cell>
              <table:table-cell office:value-type="float" office:value="0.948984619355586">
                <text:p>0.948984619355586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0.515501371821464">
                <text:p>0.515501371821464</text:p>
              </table:table-cell>
              <table:table-cell office:value-type="float" office:value="1.03100274364293">
                <text:p>1.03100274364293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0.85475976046766">
                <text:p>0.85475976046766</text:p>
              </table:table-cell>
              <table:table-cell office:value-type="float" office:value="0.975723357826659">
                <text:p>0.975723357826659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0.334988150155905">
                <text:p>0.334988150155905</text:p>
              </table:table-cell>
              <table:table-cell office:value-type="float" office:value="0.66997630031181">
                <text:p>0.66997630031181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0.239249329213982">
                <text:p>0.239249329213982</text:p>
              </table:table-cell>
              <table:table-cell office:value-type="float" office:value="0.478498658427965">
                <text:p>0.478498658427965</text:p>
              </table:table-cell>
              <table:table-cell office:value-type="float" office:value="0.992712991037588">
                <text:p>0.992712991037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0.282240016119734">
                <text:p>0.282240016119734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0.0415806624332905">
                <text:p>0.0415806624332905</text:p>
              </table:table-cell>
              <table:table-cell office:value-type="float" office:value="0.083161324866581">
                <text:p>0.083161324866581</text:p>
              </table:table-cell>
              <table:table-cell office:value-type="float" office:value="0.999783764189357">
                <text:p>0.99978376418935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-0.0583741434275801">
                <text:p>-0.0583741434275801</text:p>
              </table:table-cell>
              <table:table-cell office:value-type="float" office:value="-0.11674828685516">
                <text:p>-0.11674828685516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-0.157745694143248">
                <text:p>-0.157745694143248</text:p>
              </table:table-cell>
              <table:table-cell office:value-type="float" office:value="-0.315491388286496">
                <text:p>-0.315491388286496</text:p>
              </table:table-cell>
              <table:table-cell office:value-type="float" office:value="0.996865028453919">
                <text:p>0.996865028453919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-0.255541102026831">
                <text:p>-0.255541102026831</text:p>
              </table:table-cell>
              <table:table-cell office:value-type="float" office:value="-0.511082204053662">
                <text:p>-0.511082204053662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0.70156645537924">
                <text:p>-0.70156645537924</text:p>
              </table:table-cell>
              <table:table-cell office:value-type="float" office:value="0.983985946873937">
                <text:p>0.983985946873937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-0.442520443294852">
                <text:p>-0.442520443294852</text:p>
              </table:table-cell>
              <table:table-cell office:value-type="float" office:value="-0.885040886589705">
                <text:p>-0.885040886589705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-0.529836140908493">
                <text:p>-0.529836140908493</text:p>
              </table:table-cell>
              <table:table-cell office:value-type="float" office:value="-1.05967228181699">
                <text:p>-1.05967228181699</text:p>
              </table:table-cell>
              <table:table-cell office:value-type="float" office:value="0.9612752029753">
                <text:p>0.9612752029753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-0.611857890942719">
                <text:p>-0.611857890942719</text:p>
              </table:table-cell>
              <table:table-cell office:value-type="float" office:value="-1.22371578188544">
                <text:p>-1.22371578188544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-0.687766159183974">
                <text:p>-0.687766159183974</text:p>
              </table:table-cell>
              <table:table-cell office:value-type="float" office:value="-1.37553231836795">
                <text:p>-1.37553231836795</text:p>
              </table:table-cell>
              <table:table-cell office:value-type="float" office:value="0.928959715003869">
                <text:p>0.928959715003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1.51360499061586">
                <text:p>-1.51360499061586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-0.81827711106441">
                <text:p>-0.81827711106441</text:p>
              </table:table-cell>
              <table:table-cell office:value-type="float" office:value="-1.63655422212882">
                <text:p>-1.63655422212882</text:p>
              </table:table-cell>
              <table:table-cell office:value-type="float" office:value="0.887362368633375">
                <text:p>0.887362368633375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-0.871575772413588">
                <text:p>-0.871575772413588</text:p>
              </table:table-cell>
              <table:table-cell office:value-type="float" office:value="-1.74315154482718">
                <text:p>-1.74315154482718</text:p>
              </table:table-cell>
              <table:table-cell office:value-type="float" office:value="0.863209366648874">
                <text:p>0.863209366648874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1.83233187349891">
                <text:p>-1.83233187349891</text:p>
              </table:table-cell>
              <table:table-cell office:value-type="float" office:value="0.836898790798498">
                <text:p>0.836898790798498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1.90320414777903">
                <text:p>-1.90320414777903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1.95506023533019">
                <text:p>-1.95506023533019</text:p>
              </table:table-cell>
              <table:table-cell office:value-type="float" office:value="0.778073196887921">
                <text:p>0.778073196887921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-0.993691003633464">
                <text:p>-0.993691003633464</text:p>
              </table:table-cell>
              <table:table-cell office:value-type="float" office:value="-1.98738200726693">
                <text:p>-1.98738200726693</text:p>
              </table:table-cell>
              <table:table-cell office:value-type="float" office:value="0.74570521217672">
                <text:p>0.74570521217672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-1.9998465151282">
                <text:p>-1.9998465151282</text:p>
              </table:table-cell>
              <table:table-cell office:value-type="float" office:value="0.711473352790844">
                <text:p>0.711473352790844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-1.99232921767168">
                <text:p>-1.99232921767168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-0.982452612624332">
                <text:p>-0.982452612624332</text:p>
              </table:table-cell>
              <table:table-cell office:value-type="float" office:value="-1.96490522524867">
                <text:p>-1.96490522524867</text:p>
              </table:table-cell>
              <table:table-cell office:value-type="float" office:value="0.637764702134504">
                <text:p>0.63776470213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-1.91784854932628">
                <text:p>-1.91784854932628</text:p>
              </table:table-cell>
              <table:table-cell office:value-type="float" office:value="0.598472144103957">
                <text:p>0.598472144103957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-0.925814682327732">
                <text:p>-0.925814682327732</text:p>
              </table:table-cell>
              <table:table-cell office:value-type="float" office:value="-1.85162936465547">
                <text:p>-1.85162936465547</text:p>
              </table:table-cell>
              <table:table-cell office:value-type="float" office:value="0.557683717391417">
                <text:p>0.557683717391417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-0.883454655720153">
                <text:p>-0.883454655720153</text:p>
              </table:table-cell>
              <table:table-cell office:value-type="float" office:value="-1.76690931144031">
                <text:p>-1.76690931144031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-0.832267442223901">
                <text:p>-0.832267442223901</text:p>
              </table:table-cell>
              <table:table-cell office:value-type="float" office:value="-1.6645348844478">
                <text:p>-1.6645348844478</text:p>
              </table:table-cell>
              <table:table-cell office:value-type="float" office:value="0.472030541289883">
                <text:p>0.472030541289883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-0.772764487555987">
                <text:p>-0.772764487555987</text:p>
              </table:table-cell>
              <table:table-cell office:value-type="float" office:value="-1.54552897511197">
                <text:p>-1.54552897511197</text:p>
              </table:table-cell>
              <table:table-cell office:value-type="float" office:value="0.42737988023383">
                <text:p>0.42737988023383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-0.705540325570392">
                <text:p>-0.705540325570392</text:p>
              </table:table-cell>
              <table:table-cell office:value-type="float" office:value="-1.41108065114078">
                <text:p>-1.41108065114078</text:p>
              </table:table-cell>
              <table:table-cell office:value-type="float" office:value="0.381660992052332">
                <text:p>0.381660992052332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-0.631266637872322">
                <text:p>-0.631266637872322</text:p>
              </table:table-cell>
              <table:table-cell office:value-type="float" office:value="-1.26253327574464">
                <text:p>-1.26253327574464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-0.550685542597638">
                <text:p>-0.550685542597638</text:p>
              </table:table-cell>
              <table:table-cell office:value-type="float" office:value="-1.10137108519528">
                <text:p>-1.10137108519528</text:p>
              </table:table-cell>
              <table:table-cell office:value-type="float" office:value="0.287478012342544">
                <text:p>0.287478012342544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-0.464602179413757">
                <text:p>-0.464602179413757</text:p>
              </table:table-cell>
              <table:table-cell office:value-type="float" office:value="-0.929204358827515">
                <text:p>-0.929204358827515</text:p>
              </table:table-cell>
              <table:table-cell office:value-type="float" office:value="0.239249329213982">
                <text:p>0.239249329213982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-0.373876664830236">
                <text:p>-0.373876664830236</text:p>
              </table:table-cell>
              <table:table-cell office:value-type="float" office:value="-0.747753329660472">
                <text:p>-0.747753329660472</text:p>
              </table:table-cell>
              <table:table-cell office:value-type="float" office:value="0.190422647361027">
                <text:p>0.190422647361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79415498198926">
                <text:p>-0.279415498198926</text:p>
              </table:table-cell>
              <table:table-cell office:value-type="float" office:value="-0.558830996397852">
                <text:p>-0.558830996397852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-0.182162504272096">
                <text:p>-0.182162504272096</text:p>
              </table:table-cell>
              <table:table-cell office:value-type="float" office:value="-0.364325008544192">
                <text:p>-0.364325008544192</text:p>
              </table:table-cell>
              <table:table-cell office:value-type="float" office:value="0.0914646422324372">
                <text:p>0.0914646422324372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-0.0830894028174964">
                <text:p>-0.0830894028174964</text:p>
              </table:table-cell>
              <table:table-cell office:value-type="float" office:value="-0.166178805634993">
                <text:p>-0.166178805634993</text:p>
              </table:table-cell>
              <table:table-cell office:value-type="float" office:value="0.0415806624332905">
                <text:p>0.0415806624332905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0.0168139004843497">
                <text:p>0.0168139004843497</text:p>
              </table:table-cell>
              <table:table-cell office:value-type="float" office:value="0.0336278009686994">
                <text:p>0.0336278009686994</text:p>
              </table:table-cell>
              <table:table-cell office:value-type="float" office:value="-0.00840724736714862">
                <text:p>-0.00840724736714862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0.116549204850494">
                <text:p>0.116549204850494</text:p>
              </table:table-cell>
              <table:table-cell office:value-type="float" office:value="0.233098409700987">
                <text:p>0.233098409700987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0.215119988087815">
                <text:p>0.215119988087815</text:p>
              </table:table-cell>
              <table:table-cell office:value-type="float" office:value="0.430239976175631">
                <text:p>0.430239976175631</text:p>
              </table:table-cell>
              <table:table-cell office:value-type="float" office:value="-0.108195134530108">
                <text:p>-0.108195134530108</text:p>
              </table:table-cell>
            </table:table-row>
            <table:table-row>
              <table:table-cell office:value-type="string">
                <text:p>6.6</text:p>
              </table:table-cell>
              <table:table-cell office:value-type="float" office:value="0.311541363513378">
                <text:p>0.311541363513378</text:p>
              </table:table-cell>
              <table:table-cell office:value-type="float" office:value="0.623082727026756">
                <text:p>0.623082727026756</text:p>
              </table:table-cell>
              <table:table-cell office:value-type="float" office:value="-0.157745694143248">
                <text:p>-0.157745694143248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0.404849920616598">
                <text:p>0.404849920616598</text:p>
              </table:table-cell>
              <table:table-cell office:value-type="float" office:value="0.809699841233197">
                <text:p>0.809699841233197</text:p>
              </table:table-cell>
              <table:table-cell office:value-type="float" office:value="-0.2069019716734">
                <text:p>-0.2069019716734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0.494113351138608">
                <text:p>0.494113351138608</text:p>
              </table:table-cell>
              <table:table-cell office:value-type="float" office:value="0.988226702277216">
                <text:p>0.988226702277216</text:p>
              </table:table-cell>
              <table:table-cell office:value-type="float" office:value="-0.255541102026831">
                <text:p>-0.255541102026831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0.5784397643882">
                <text:p>0.5784397643882</text:p>
              </table:table-cell>
              <table:table-cell office:value-type="float" office:value="1.1568795287764">
                <text:p>1.1568795287764</text:p>
              </table:table-cell>
              <table:table-cell office:value-type="float" office:value="-0.303541512708429">
                <text:p>-0.303541512708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986598718789">
                <text:p>0.656986598718789</text:p>
              </table:table-cell>
              <table:table-cell office:value-type="float" office:value="1.31397319743758">
                <text:p>1.31397319743758</text:p>
              </table:table-cell>
              <table:table-cell office:value-type="float" office:value="-0.35078322768962">
                <text:p>-0.35078322768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